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-color="#a3b8cb" draw:textarea-horizontal-align="center" draw:textarea-vertical-align="middle"/>
    </style:style>
    <style:style style:name="gr3" style:family="graphic" style:parent-style-name="standard">
      <style:graphic-properties draw:fill-color="#e6e6e6" draw:textarea-horizontal-align="center" draw:textarea-vertical-align="middle"/>
    </style:style>
    <style:style style:name="gr4" style:family="graphic" style:parent-style-name="standard">
      <style:graphic-properties draw:fill-color="#ffcc99" draw:textarea-horizontal-align="center" draw:textarea-vertical-align="middle"/>
    </style:style>
    <style:style style:name="gr5" style:family="graphic" style:parent-style-name="standard">
      <style:graphic-properties draw:fill-color="#97b101" draw:textarea-horizontal-align="center" draw:textarea-vertical-align="middle"/>
    </style:style>
    <style:style style:name="gr6" style:family="graphic" style:parent-style-name="standard">
      <style:graphic-properties draw:fill="solid" draw:fill-color="#c066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fill-color="#ffffff" draw:textarea-horizontal-align="center" draw:textarea-vertical-align="middle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="solid" draw:fill-color="#ffffff" draw:textarea-horizontal-align="center" draw:textarea-vertical-align="middle"/>
    </style:style>
    <style:style style:name="gr15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/>
    </style:style>
    <style:style style:name="P3" style:family="paragraph">
      <style:paragraph-properties fo:margin-left="0cm" fo:margin-right="0cm" fo:text-align="center" fo:text-indent="0cm"/>
      <style:text-properties fo:font-weight="bold"/>
    </style:style>
    <style:style style:name="P4" style:family="paragraph">
      <style:paragraph-properties fo:text-align="center"/>
      <style:text-properties fo:font-size="12pt" fo:font-weight="bold"/>
    </style:style>
    <style:style style:name="P5" style:family="paragraph">
      <style:paragraph-properties fo:margin-left="0cm" fo:margin-right="0cm" fo:text-align="center" fo:text-indent="0cm"/>
      <style:text-properties fo:font-size="14pt"/>
    </style:style>
    <style:style style:name="P6" style:family="paragraph">
      <style:paragraph-properties fo:text-align="center"/>
      <style:text-properties fo:font-size="14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  <style:text-properties fo:font-size="10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font-size="10pt"/>
    </style:style>
    <style:style style:name="P11" style:family="paragraph">
      <style:text-properties fo:font-size="10pt"/>
    </style:style>
    <style:style style:name="P12" style:family="paragraph">
      <style:paragraph-properties fo:margin-left="0cm" fo:margin-right="0cm" fo:text-align="center" fo:text-indent="0cm"/>
      <style:text-properties fo:font-size="9pt"/>
    </style:style>
    <style:style style:name="P13" style:family="paragraph">
      <style:paragraph-properties fo:margin-left="0cm" fo:margin-right="0cm" fo:text-align="center" fo:text-indent="0cm"/>
      <style:text-properties fo:font-size="10.5pt"/>
    </style:style>
    <style:style style:name="P14" style:family="paragraph">
      <style:paragraph-properties fo:margin-left="0cm" fo:margin-right="0cm" fo:text-align="center" fo:text-indent="0cm"/>
      <style:text-properties fo:font-size="10pt"/>
    </style:style>
    <style:style style:name="P15" style:family="paragraph">
      <style:text-properties fo:font-size="24pt"/>
    </style:style>
    <style:style style:name="T1" style:family="text">
      <style:text-properties fo:font-size="12pt" fo:font-weight="bold"/>
    </style:style>
    <style:style style:name="T2" style:family="text">
      <style:text-properties fo:font-size="14pt"/>
    </style:style>
    <style:style style:name="T3" style:family="text">
      <style:text-properties fo:font-size="10pt"/>
    </style:style>
    <style:style style:name="T4" style:family="text">
      <style:text-properties fo:font-size="9pt"/>
    </style:style>
    <style:style style:name="T5" style:family="text">
      <style:text-properties fo:font-size="10.5pt"/>
    </style:style>
    <style:style style:name="T6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6.35cm" svg:height="6.985cm" svg:x="1.27cm" svg:y="6.35cm">
          <text:p text:style-name="P9"/>
        </draw:rect>
        <draw:rect draw:style-name="gr2" draw:text-style-name="P2" draw:layer="layout" svg:width="5.715cm" svg:height="9.525cm" svg:x="13.335cm" svg:y="5.08cm">
          <text:p text:style-name="P9"/>
        </draw:rect>
        <draw:ellipse draw:style-name="gr3" draw:text-style-name="P4" draw:layer="layout" svg:width="5.08cm" svg:height="2.54cm" svg:x="1.905cm" svg:y="7.62cm">
          <text:p text:style-name="P3"><text:span text:style-name="T1">Jboss Naming</text:span></text:p>
        </draw:ellipse>
        <draw:rect draw:style-name="gr4" draw:text-style-name="P6" draw:layer="layout" svg:width="5.08cm" svg:height="1.905cm" svg:x="1.905cm" svg:y="10.795cm">
          <text:p text:style-name="P5"><text:span text:style-name="T2">Jboss Messaging </text:span></text:p>
          <text:p text:style-name="P5"><text:span text:style-name="T2">1.0.1 GA</text:span></text:p>
        </draw:rect>
        <draw:rect draw:style-name="gr5" draw:text-style-name="P8" draw:layer="layout" svg:width="1.905cm" svg:height="2.54cm" svg:x="12.065cm" svg:y="10.795cm">
          <text:p text:style-name="P7"><text:span text:style-name="T3">Generic </text:span></text:p>
          <text:p text:style-name="P7"><text:span text:style-name="T3">RA 1.7</text:span></text:p>
        </draw:rect>
        <draw:custom-shape draw:style-name="gr6" draw:text-style-name="P6" draw:layer="layout" svg:width="1.27cm" svg:height="1.905cm" svg:x="17.357cm" svg:y="10.874cm">
          <text:p text:style-name="P7"><text:span text:style-name="T2">M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9" draw:layer="layout" svg:width="6.35cm" svg:height="0.962cm" svg:x="1.27cm" svg:y="6.35cm">
          <draw:text-box>
            <text:p text:style-name="P9">Jboss AS 4.0.4 GA</text:p>
          </draw:text-box>
        </draw:frame>
        <draw:frame draw:style-name="gr8" draw:text-style-name="P11" draw:layer="layout" svg:width="1.899cm" svg:height="1.039cm" svg:x="3.81cm" svg:y="7.62cm">
          <draw:text-box>
            <text:p text:style-name="P10"><text:span text:style-name="T3">/queue/A</text:span></text:p>
            <text:p text:style-name="P10"><text:span text:style-name="T3">/queue/B</text:span></text:p>
          </draw:text-box>
        </draw:frame>
        <draw:frame draw:style-name="gr8" draw:text-style-name="P11" draw:layer="layout" svg:width="4.735cm" svg:height="0.645cm" svg:x="2.15cm" svg:y="9.09cm">
          <draw:text-box>
            <text:p text:style-name="P10"><text:span text:style-name="T3">java:/XAConnectionFactory</text:span></text:p>
          </draw:text-box>
        </draw:frame>
        <draw:line draw:style-name="gr9" draw:text-style-name="P1" draw:layer="layout" svg:x1="12.065cm" svg:y1="11.43cm" svg:x2="6.985cm" svg:y2="8.89cm">
          <text:p text:style-name="P9"/>
        </draw:line>
        <draw:custom-shape draw:style-name="gr10" draw:text-style-name="P1" draw:layer="layout" svg:width="6.852cm" svg:height="2.566cm" svg:x="7.595cm" svg:y="2.54cm">
          <text:p text:style-name="P9"/>
          <draw:enhanced-geometry svg:viewBox="0 0 21600 21600" draw:glue-points="10800 0 3160 3160 0 10800 3160 18440 10800 21600 18440 18440 21600 10800 18440 3160 ?f14 ?f15" draw:text-areas="3200 3200 18400 18400" draw:type="round-callout" draw:modifiers="245.848533488983 55880.638878067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8" draw:layer="layout" svg:width="6.856cm" svg:height="1.433cm" svg:x="7.749cm" svg:y="3.175cm">
          <draw:text-box>
            <text:p text:style-name="P9"><text:span text:style-name="T3">org.jnp.interfaces.NamingContextFactory</text:span></text:p>
            <text:p text:style-name="P9"><text:span text:style-name="T3">jnp://localhost:1099</text:span></text:p>
            <text:p text:style-name="P9"><text:span text:style-name="T3">org.jboss.naming:org.jnp.interfaces</text:span></text:p>
          </draw:text-box>
        </draw:frame>
        <draw:rect draw:style-name="gr11" draw:text-style-name="P8" draw:layer="layout" svg:width="1.905cm" svg:height="1.27cm" svg:x="8.255cm" svg:y="11.43cm">
          <text:p text:style-name="P7"><text:span text:style-name="T3">Jboss</text:span></text:p>
          <text:p text:style-name="P7"><text:span text:style-name="T3"><text:s/></text:span><text:span text:style-name="T3">messaging</text:span></text:p>
          <text:p text:style-name="P7"><text:span text:style-name="T3"><text:s/></text:span><text:span text:style-name="T3">client libs</text:span></text:p>
        </draw:rect>
        <draw:line draw:style-name="gr9" draw:text-style-name="P1" draw:layer="layout" svg:x1="12.065cm" svg:y1="12.065cm" svg:x2="10.16cm" svg:y2="12.065cm">
          <text:p text:style-name="P9"/>
        </draw:line>
        <draw:line draw:style-name="gr9" draw:text-style-name="P1" draw:layer="layout" svg:x1="8.255cm" svg:y1="12.065cm" svg:x2="6.985cm" svg:y2="12.065cm">
          <text:p text:style-name="P9"/>
        </draw:line>
        <draw:rect draw:style-name="gr12" draw:text-style-name="P12" draw:layer="layout" svg:width="1.905cm" svg:height="1.27cm" svg:x="14.705cm" svg:y="11.43cm">
          <text:p text:style-name="P7"><text:span text:style-name="T4">Activation</text:span></text:p>
          <text:p text:style-name="P7"><text:span text:style-name="T4"><text:s/></text:span><text:span text:style-name="T4">Spec</text:span></text:p>
        </draw:rect>
        <draw:line draw:style-name="gr9" draw:text-style-name="P1" draw:layer="layout" svg:x1="17.245cm" svg:y1="12.065cm" svg:x2="16.61cm" svg:y2="12.065cm">
          <text:p text:style-name="P9"/>
        </draw:line>
        <draw:line draw:style-name="gr9" draw:text-style-name="P1" draw:layer="layout" svg:x1="14.605cm" svg:y1="12.065cm" svg:x2="13.97cm" svg:y2="12.065cm">
          <text:p text:style-name="P9"/>
        </draw:line>
        <draw:custom-shape draw:style-name="gr13" draw:text-style-name="P13" draw:layer="layout" svg:width="0.635cm" svg:height="0.953cm" svg:x="6.206cm" svg:y="11.683cm">
          <text:p text:style-name="P13"><text:span text:style-name="T5">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ellipse draw:style-name="gr14" draw:text-style-name="P14" draw:layer="layout" svg:width="2.54cm" svg:height="1.27cm" svg:x="13.535cm" svg:y="6.35cm">
          <text:p text:style-name="P7"><text:span text:style-name="T3">jms/MyQCF</text:span></text:p>
        </draw:ellipse>
        <draw:ellipse draw:style-name="gr12" draw:text-style-name="P14" draw:layer="layout" svg:width="2.54cm" svg:height="1.27cm" svg:x="15.875cm" svg:y="7.62cm">
          <text:p text:style-name="P7"><text:span text:style-name="T3">inpool</text:span></text:p>
        </draw:ellipse>
        <draw:ellipse draw:style-name="gr12" draw:text-style-name="P14" draw:layer="layout" svg:width="2.54cm" svg:height="1.27cm" svg:x="15.24cm" svg:y="9.525cm">
          <text:p text:style-name="P14"><text:span text:style-name="T3">jms/OutQueue</text:span></text:p>
        </draw:ellipse>
        <draw:frame draw:style-name="gr8" draw:text-style-name="P15" draw:layer="layout" svg:width="5.286cm" svg:height="1.195cm" svg:x="13.335cm" svg:y="5.08cm">
          <draw:text-box>
            <text:p text:style-name="P9"><text:span text:style-name="T6">Glassfish V2</text:span></text:p>
          </draw:text-box>
        </draw:frame>
        <draw:line draw:style-name="gr15" draw:text-style-name="P1" draw:layer="layout" svg:x1="15.24cm" svg:y1="10.16cm" svg:x2="13.97cm" svg:y2="11.43cm">
          <text:p text:style-name="P9"/>
        </draw:line>
        <draw:line draw:style-name="gr9" draw:text-style-name="P1" draw:layer="layout" svg:x1="16.175cm" svg:y1="6.985cm" svg:x2="16.81cm" svg:y2="7.62cm">
          <text:p text:style-name="P9"/>
        </draw:line>
        <draw:line draw:style-name="gr16" draw:text-style-name="P1" draw:layer="layout" svg:x1="15.875cm" svg:y1="8.255cm" svg:x2="13.335cm" svg:y2="10.795cm">
          <text:p text:style-name="P9"/>
        </draw:line>
      </draw:page>
      <draw:page draw:name="page2" draw:style-name="dp1" draw:master-page-name="Default">
        <office:forms form:automatic-focus="false" form:apply-design-mode="false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Solaris_Sparc OpenOffice.org_project/680m145$Build-8989</meta:generator>
    <meta:creation-date>2006-12-04T04:47:29</meta:creation-date>
    <dc:date>2006-12-04T06:06:16</dc:date>
    <dc:language>en-US</dc:language>
    <meta:editing-cycles>4</meta:editing-cycles>
    <meta:editing-duration>PT1H18M49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